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Droid Sans Mono1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029" officeooo:paragraph-rsid="00137029"/>
    </style:style>
    <style:style style:name="P2" style:family="paragraph" style:parent-style-name="Standard">
      <style:text-properties officeooo:rsid="00142bd0" officeooo:paragraph-rsid="00142bd0"/>
    </style:style>
    <style:style style:name="P3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142bd0" officeooo:paragraph-rsid="00142bd0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164fff" officeooo:paragraph-rsid="00164fff" fo:background-color="#1e1e1e"/>
    </style:style>
    <style:style style:name="P6" style:family="paragraph" style:parent-style-name="Standard">
      <style:text-properties officeooo:rsid="00164fff" officeooo:paragraph-rsid="00164fff"/>
    </style:style>
    <style:style style:name="P7" style:family="paragraph" style:parent-style-name="Standard">
      <style:text-properties fo:color="#608b4e" style:font-name="Droid Sans Mono" fo:font-size="13.5pt" fo:font-weight="normal" officeooo:rsid="00164fff" officeooo:paragraph-rsid="00164fff" fo:background-color="#1e1e1e"/>
    </style:style>
    <style:style style:name="P8" style:family="paragraph" style:parent-style-name="Standard">
      <style:text-properties fo:color="#608b4e" style:font-name="Droid Sans Mono" fo:font-size="13.5pt" fo:font-weight="normal" officeooo:rsid="00180f76" officeooo:paragraph-rsid="00180f76" fo:background-color="#1e1e1e"/>
    </style:style>
    <style:style style:name="P9" style:family="paragraph" style:parent-style-name="Standard">
      <style:text-properties officeooo:rsid="00180f76" officeooo:paragraph-rsid="00180f76"/>
    </style:style>
    <style:style style:name="P10" style:family="paragraph" style:parent-style-name="Standard">
      <style:text-properties officeooo:rsid="00186fec" officeooo:paragraph-rsid="00186fec"/>
    </style:style>
    <style:style style:name="P11" style:family="paragraph" style:parent-style-name="Standard">
      <style:text-properties officeooo:rsid="001986a9" officeooo:paragraph-rsid="001986a9"/>
    </style:style>
    <style:style style:name="P12" style:family="paragraph" style:parent-style-name="Standard">
      <style:text-properties officeooo:rsid="001b05db" officeooo:paragraph-rsid="001b05db"/>
    </style:style>
    <style:style style:name="P13" style:family="paragraph" style:parent-style-name="Standard">
      <style:text-properties officeooo:rsid="001c602f" officeooo:paragraph-rsid="001c602f"/>
    </style:style>
    <style:style style:name="P14" style:family="paragraph" style:parent-style-name="Standard">
      <style:text-properties officeooo:rsid="001d8c22" officeooo:paragraph-rsid="001d8c22"/>
    </style:style>
    <style:style style:name="T1" style:family="text">
      <style:text-properties officeooo:rsid="00137029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4ec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)eg of confirm password match</text:p>
      <text:p text:style-name="P12">//User Register Post</text:p>
      <text:p text:style-name="P12">router.post('/register',(req,res) =&gt; {</text:p>
      <text:p text:style-name="P12"><text:s text:c="4"/>console.log(req.body);</text:p>
      <text:p text:style-name="P12"><text:s text:c="4"/>let errors = [];</text:p>
      <text:p text:style-name="P12"/>
      <text:p text:style-name="P12"><text:s text:c="4"/>if(req.body.password != req.body.password2){</text:p>
      <text:p text:style-name="P12"><text:s text:c="8"/>errors.push({text:'Passwords do not match'});</text:p>
      <text:p text:style-name="P12"><text:s text:c="4"/>}</text:p>
      <text:p text:style-name="P12"><text:s text:c="4"/>if(req.body.password.length &lt; 4){</text:p>
      <text:p text:style-name="P12"><text:s text:c="8"/>errors.push({text:'Password must be at least 3 characters'});</text:p>
      <text:p text:style-name="P12"><text:s text:c="4"/>}</text:p>
      <text:p text:style-name="P12"/>
      <text:p text:style-name="P12"><text:s text:c="4"/>if(errors.length &gt; 0){</text:p>
      <text:p text:style-name="P12"><text:s text:c="8"/>res.render('users/register',{</text:p>
      <text:p text:style-name="P12"><text:s text:c="12"/>errors:errors,</text:p>
      <text:p text:style-name="P12"><text:s text:c="12"/>name: req.body.name,</text:p>
      <text:p text:style-name="P12"><text:s text:c="12"/>email: req.body.email,</text:p>
      <text:p text:style-name="P12"><text:s text:c="8"/>});</text:p>
      <text:p text:style-name="P12"><text:s text:c="4"/>}else{</text:p>
      <text:p text:style-name="P12"><text:s text:c="8"/>res.send('passed');</text:p>
      <text:p text:style-name="P12"><text:s text:c="4"/>}</text:p>
      <text:p text:style-name="P12">})</text:p>
      <text:p text:style-name="P12"/>
      <text:p text:style-name="P12"/>
      <text:p text:style-name="P13">Inside hanldebars template make a partial or at top of page loop through errors</text:p>
      <text:p text:style-name="P13">eg -</text:p>
      <text:p text:style-name="P14">{{!-- Validation --}}</text:p>
      <text:p text:style-name="P14">{{#each errors}}</text:p>
      <text:p text:style-name="P14"><text:s text:c="4"/>&lt;div class="alert alert-danger"&gt;</text:p>
      <text:p text:style-name="P14"><text:s text:c="8"/>{{text}}</text:p>
      <text:p text:style-name="P14"><text:s text:c="4"/>&lt;/div&gt;</text:p>
      <text:p text:style-name="P1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Droid Sans Mono1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3:38:23.995901701</meta:creation-date>
    <dc:date>2018-06-15T16:44:06.006301531</dc:date>
    <meta:editing-duration>PT9M25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77" meta:character-count="752" meta:non-whitespace-character-count="577"/>
  </office:meta>
</office:document-meta>
</file>